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000000" loext:opacity="100%" fo:font-size="16pt" officeooo:rsid="001f6bc9" officeooo:paragraph-rsid="001f6bc9" style:font-size-asian="16pt" style:font-size-complex="16pt"/>
    </style:style>
    <style:style style:name="P3" style:family="paragraph" style:parent-style-name="Standard">
      <style:text-properties fo:font-size="16pt" officeooo:paragraph-rsid="001f6bc9" style:font-size-asian="16pt" style:font-size-complex="16pt"/>
    </style:style>
    <style:style style:name="P4" style:family="paragraph" style:parent-style-name="Standard">
      <style:text-properties fo:font-size="16pt" fo:font-weight="bold" officeooo:rsid="001fb3bb" officeooo:paragraph-rsid="002183e3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fo:font-size="16pt" fo:font-weight="bold" officeooo:rsid="001fb3bb" officeooo:paragraph-rsid="002183e3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text-properties fo:font-size="16pt" fo:font-weight="normal" officeooo:rsid="001fb3bb" officeooo:paragraph-rsid="002183e3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color="#2a6099" loext:opacity="100%" fo:font-size="18pt" style:font-size-asian="18pt" style:font-size-complex="18pt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color="#2a6099" loext:opacity="100%" fo:font-size="18pt" style:font-size-asian="18pt" style:font-size-complex="18pt"/>
    </style:style>
    <style:style style:name="T1" style:family="text">
      <style:text-properties fo:color="#000000" loext:opacity="100%" officeooo:rsid="001f6bc9"/>
    </style:style>
    <style:style style:name="T2" style:family="text">
      <style:text-properties fo:color="#000000" loext:opacity="100%" fo:font-weight="bold" officeooo:rsid="001f6bc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alizar las siguientes actividades:</text:p>
      <text:list text:style-name="L1">
        <text:list-item>
          <text:p text:style-name="P8">La arquitectura de un servidor web varía en función de la plataforma sobre la que se vaya a utilizar y las capacidades que se requieren. Algunos de los servidores web más conocidos son Apache, de la Apache Foundation, o Internet Information Server de Microsoft. Proponemos que el alumno busque la última versión de estos servidores y describa tanto su arquitectura básica como los mecanismos de extensión que ofrecen para el soporte de diferentes tecnologías de programación en entorno del servidor.</text:p>
        </text:list-item>
      </text:list>
      <text:p text:style-name="P1"/>
      <text:p text:style-name="P2"><text:span text:style-name="T3">Versión</text:span>: La última versión de Apache Server es la <text:s/>2.4.57.</text:p>
      <text:p text:style-name="P2"/>
      <text:p text:style-name="P3"><text:span text:style-name="T2">Arquitectura</text:span><text:span text:style-name="T1">: </text:span>"Servidor basado en procesos" o "Servidor híbrido basado en procesos y hilos" dependiendo de cómo se configure. A lo largo de su historia, Apache ha tenido la capacidad de funcionar tanto en un modelo basado en procesos como en un modelo basado en hilos, y esta flexibilidad se logra a través de opciones de configuración. </text:p>
      <text:p text:style-name="P3"/>
      <text:p text:style-name="P4">Mecanismos de Extensión: </text:p>
      <text:p text:style-name="P4"/>
      <text:list text:style-name="L2">
        <text:list-item>
          <text:p text:style-name="P5"><text:span text:style-name="T4">Módulos de Procesamiento de Lenguajes de Script</text:span></text:p>
        </text:list-item>
        <text:list-item>
          <text:p text:style-name="P5"><text:span text:style-name="T4">Módulos de Comunicación con Aplicaciones Externas</text:span></text:p>
        </text:list-item>
        <text:list-item>
          <text:p text:style-name="P5"><text:span text:style-name="T4">Módulos de Extensión de Funcionalidad</text:span></text:p>
        </text:list-item>
        <text:list-item>
          <text:p text:style-name="P6">Módulos de Autenticación y Control de Acce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4:33:24.325000000</meta:creation-date>
    <dc:date>2023-09-22T14:47:25.759000000</dc:date>
    <meta:editing-duration>PT14M1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183" meta:character-count="1138" meta:non-whitespace-character-count="966"/>
  </office:meta>
</office:document-meta>
</file>